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h(mV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5.1" calcext:value-type="float">
            <text:p>85.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5.9" calcext:value-type="float">
            <text:p>75.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3.4" calcext:value-type="float">
            <text:p>63.4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56.8" calcext:value-type="float">
            <text:p>56.8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4.8" calcext:value-type="float">
            <text:p>44.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8.1" calcext:value-type="float">
            <text:p>38.1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3.9" calcext:value-type="float">
            <text:p>23.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.3" calcext:value-type="float">
            <text:p>17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9" calcext:value-type="float">
            <text:p>-2.9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.9" calcext:value-type="float">
            <text:p>-5.9</text:p>
          </table:table-cell>
          <table:table-cell office:value-type="float" office:value="-0.37" calcext:value-type="float">
            <text:p>-0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5.4" calcext:value-type="float">
            <text:p>-15.4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1.4" calcext:value-type="float">
            <text:p>-21.4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8.2" calcext:value-type="float">
            <text:p>-28.2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2.9" calcext:value-type="float">
            <text:p>-32.9</text:p>
          </table:table-cell>
          <table:table-cell office:value-type="float" office:value="-1.12" calcext:value-type="float">
            <text:p>-1.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4.2" calcext:value-type="float">
            <text:p>-44.2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4.9" calcext:value-type="float">
            <text:p>-54.9</text:p>
          </table:table-cell>
          <table:table-cell office:value-type="float" office:value="-1.77" calcext:value-type="float">
            <text:p>-1.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1.5" calcext:value-type="float">
            <text:p>-61.5</text:p>
          </table:table-cell>
          <table:table-cell office:value-type="float" office:value="-1.87" calcext:value-type="float">
            <text:p>-1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6:41:44.954890793</meta:creation-date>
    <dc:date>2018-11-06T16:46:13.448501822</dc:date>
    <meta:editing-duration>PT4M28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